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Liberation Sans" fo:font-size="16pt" style:font-size-asian="16pt" style:font-size-complex="16pt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  <style:text-properties style:font-name="Liberation Sans" fo:font-size="12pt" style:font-size-asian="12pt" style:font-size-complex="12pt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T1" style:family="text">
      <style:text-properties style:font-name="Liberation San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h text:style-name="P2" text:outline-level="1"><text:bookmark text:name="content-start"/>Mean-Variance-Standard Deviation Calculator</text:h>
      <text:p text:style-name="P3"><text:span text:style-name="T1"/></text:p>
      <text:p text:style-name="P4"><text:span text:style-name="T1">Create a function named </text:span><text:span text:style-name="Source_20_Text"><text:span text:style-name="T1">calculate()</text:span></text:span><text:span text:style-name="T1"> in </text:span><text:span text:style-name="Source_20_Text"><text:span text:style-name="T1">mean_var_std.py</text:span></text:span><text:span text:style-name="T1"> that uses Numpy to output the mean, variance, standard deviation, max, min, and sum of the rows, columns, and elements in a 3 x 3 matrix.</text:span></text:p>
      <text:p text:style-name="P5">The input of the function should be a list containing 9 digits. The function should convert the list into a 3 x 3 Numpy array, and then return a dictionary containing the mean, variance, standard deviation, max, min, and sum along both axes and for the flattened matrix.</text:p>
      <text:p text:style-name="P5">The returned dictionary should follow this format:</text:p>
      <text:p text:style-name="P6"><text:span text:style-name="Source_20_Text"><text:span text:style-name="T1">{</text:span></text:span></text:p>
      <text:p text:style-name="P6"><text:span text:style-name="Source_20_Text"><text:span text:style-name="T1"><text:s text:c="2"/>'mean': [axis1, axis2, flattened],</text:span></text:span></text:p>
      <text:p text:style-name="P6"><text:span text:style-name="Source_20_Text"><text:span text:style-name="T1"><text:s text:c="2"/>'variance': [axis1, axis2, flattened],</text:span></text:span></text:p>
      <text:p text:style-name="P6"><text:span text:style-name="Source_20_Text"><text:span text:style-name="T1"><text:s text:c="2"/>'standard deviation': [axis1, axis2, flattened],</text:span></text:span></text:p>
      <text:p text:style-name="P6"><text:span text:style-name="Source_20_Text"><text:span text:style-name="T1"><text:s text:c="2"/>'max': [axis1, axis2, flattened],</text:span></text:span></text:p>
      <text:p text:style-name="P6"><text:span text:style-name="Source_20_Text"><text:span text:style-name="T1"><text:s text:c="2"/>'min': [axis1, axis2, flattened],</text:span></text:span></text:p>
      <text:p text:style-name="P6"><text:span text:style-name="Source_20_Text"><text:span text:style-name="T1"><text:s text:c="2"/>'sum': [axis1, axis2, flattened]</text:span></text:span></text:p>
      <text:p text:style-name="P7"><text:span text:style-name="Source_20_Text"><text:span text:style-name="T1">}</text:span></text:span></text:p>
      <text:p text:style-name="P4"><text:span text:style-name="T1">If a list containing less than 9 elements is passed into the function, it should raise a </text:span><text:span text:style-name="Source_20_Text"><text:span text:style-name="T1">ValueError</text:span></text:span><text:span text:style-name="T1"> exception with the message: "List must contain nine numbers." The values in the returned dictionary should be lists and not Numpy arrays.</text:span></text:p>
      <text:p text:style-name="P8"><text:span text:style-name="T1">For example, </text:span><text:span text:style-name="Source_20_Text"><text:span text:style-name="T1">calculate([0,1,2,3,4,5,6,7,8])</text:span></text:span><text:span text:style-name="T1"> should return:</text:span></text:p>
      <text:p text:style-name="P6"><text:span text:style-name="Source_20_Text"><text:span text:style-name="T1">{</text:span></text:span></text:p>
      <text:p text:style-name="P6"><text:span text:style-name="Source_20_Text"><text:span text:style-name="T1"><text:s text:c="2"/>'mean': [[3.0, 4.0, 5.0], [1.0, 4.0, 7.0], 4.0],</text:span></text:span></text:p>
      <text:p text:style-name="P6"><text:span text:style-name="Source_20_Text"><text:span text:style-name="T1"><text:s text:c="2"/>'variance': [[6.0, 6.0, 6.0], [0.6666666666666666, 0.6666666666666666, 0.6666666666666666], 6.666666666666667],</text:span></text:span></text:p>
      <text:p text:style-name="P6"><text:span text:style-name="Source_20_Text"><text:span text:style-name="T1"><text:s text:c="2"/>'standard deviation': [[2.449489742783178, 2.449489742783178, 2.449489742783178], [0.816496580927726, 0.816496580927726, 0.816496580927726], 2.581988897471611],</text:span></text:span></text:p>
      <text:p text:style-name="P6"><text:span text:style-name="Source_20_Text"><text:span text:style-name="T1"><text:s text:c="2"/>'max': [[6, 7, 8], [2, 5, 8], 8],</text:span></text:span></text:p>
      <text:p text:style-name="P6"><text:span text:style-name="Source_20_Text"><text:span text:style-name="T1"><text:s text:c="2"/>'min': [[0, 1, 2], [0, 3, 6], 0],</text:span></text:span></text:p>
      <text:p text:style-name="P6"><text:span text:style-name="Source_20_Text"><text:span text:style-name="T1"><text:s text:c="2"/>'sum': [[9, 12, 15], [3, 12, 21], 36]</text:span></text:span></text:p>
      <text:p text:style-name="P7"><text:span text:style-name="Source_20_Text"><text:span text:style-name="T1">}</text:span>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6T19:09:15.723015417</meta:creation-date>
    <dc:date>2025-10-03T09:44:37.815249858</dc:date>
    <meta:editing-duration>PT39M18S</meta:editing-duration>
    <meta:editing-cycles>6</meta:editing-cycles>
    <meta:generator>LibreOffice/25.2.6.2$Linux_X86_64 LibreOffice_project/520$Build-2</meta:generator>
    <meta:document-statistic meta:table-count="0" meta:image-count="0" meta:object-count="0" meta:page-count="1" meta:paragraph-count="22" meta:word-count="214" meta:character-count="1518" meta:non-whitespace-character-count="1302"/>
  </office:meta>
</office:document-meta>
</file>